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percase Roman Numbering Type List</text:h>
      <text:list xml:id="list1360198739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8:36</dc:date>
    <meta:editing-duration>PT00H06M11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1" meta:character-count="56"/>
  </office:meta>
</office:document-meta>
</file>